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ukturen:</text:p>
      <text:list xml:id="list3610843843680248281" text:style-name="L1">
        <text:list-item>
          <text:p text:style-name="P1">Datenstruktur</text:p>
        </text:list-item>
        <text:list-item>
          <text:p text:style-name="P1">GUI</text:p>
        </text:list-item>
        <text:list-item>
          <text:p text:style-name="P1">Logik</text:p>
        </text:list-item>
        <text:list-item>
          <text:p text:style-name="P1">DatenbankInterface</text:p>
        </text:list-item>
        <text:list-item>
          <text:p text:style-name="P1">Datenbank</text:p>
        </text:list-item>
      </text:list>
      <text:p text:style-name="Standard"/>
      <text:p text:style-name="Standard">GUI:</text:p>
      <text:list xml:id="list3368028907215400909" text:style-name="L2">
        <text:list-item>
          <text:p text:style-name="P2">Dispatcher</text:p>
          <text:list>
            <text:list-item>
              <text:p text:style-name="P2">Get Request</text:p>
            </text:list-item>
            <text:list-item>
              <text:p text:style-name="P2">Dispatch Request to Controller</text:p>
            </text:list-item>
          </text:list>
        </text:list-item>
        <text:list-item>
          <text:p text:style-name="P2">Templates</text:p>
        </text:list-item>
        <text:list-item>
          <text:p text:style-name="P2">AJAX Schnittstellen</text:p>
          <text:list>
            <text:list-item>
              <text:p text:style-name="P2">also Controller</text:p>
            </text:list-item>
          </text:list>
        </text:list-item>
        <text:list-item>
          <text:p text:style-name="P2">Controller</text:p>
          <text:list>
            <text:list-item>
              <text:p text:style-name="P2">Get Parameter</text:p>
            </text:list-item>
            <text:list-item>
              <text:p text:style-name="P2">Check Min Parameters</text:p>
            </text:list-item>
            <text:list-item>
              <text:p text:style-name="P2">Create DataObjects</text:p>
            </text:list-item>
            <text:list-item>
              <text:p text:style-name="P2">Pass DataObjects to Logic</text:p>
            </text:list-item>
            <text:list-item>
              <text:p text:style-name="P2">Get Errors</text:p>
            </text:list-item>
            <text:list-item>
              <text:p text:style-name="P2">Create and bind DTO</text:p>
            </text:list-item>
            <text:list-item>
              <text:p text:style-name="P2">Pass to Templates</text:p>
            </text:list-item>
          </text:list>
        </text:list-item>
        <text:list-item>
          <text:p text:style-name="P2">CSS Files</text:p>
        </text:list-item>
        <text:list-item>
          <text:p text:style-name="P2">JS Fi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Schmidt</meta:initial-creator>
    <meta:creation-date>2016-03-11T09:56:05.37</meta:creation-date>
    <meta:document-statistic meta:table-count="0" meta:image-count="0" meta:object-count="0" meta:page-count="1" meta:paragraph-count="23" meta:word-count="65" meta:character-count="327"/>
    <dc:date>2016-03-11T10:42:38.11</dc:date>
    <dc:creator>Bernd Schmidt</dc:creator>
    <meta:editing-duration>PT1S</meta:editing-duration>
    <meta:editing-cycles>1</meta:editing-cycles>
    <meta:generator>OpenOffice/4.1.2$Win32 OpenOffice.org_project/412m3$Build-9782</meta:generator>
  </office:meta>
</office:document-meta>
</file>